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2C, EEPROM and storage on UDB4 with MatrixPilot</text:p>
      <text:p text:style-name="Standard"/>
      <text:p text:style-name="Standard">Matthew Coleman – Jan 2012</text:p>
      <text:p text:style-name="Standard"/>
      <text:p text:style-name="Standard">UDB4 has a microchip 24LC256 (32K*8) EEPROM onboard. <text:s/>This document describes the drivers for handling data between user and device.</text:p>
      <text:p text:style-name="Standard"/>
      <text:p text:style-name="Standard"/>
      <text:h text:style-name="Heading_20_2" text:outline-level="2">Background</text:h>
      <text:p text:style-name="Standard"/>
      <text:p text:style-name="Standard">To be compatible with the MatrixPilot system, any process that takes a significant length of time must be either low priority or be broken into small high priority parts. <text:s/>Reading or writing a serial connected non-volatile memory takes a significant amount of time. <text:s/>A 1kbyte write could take 100ms. <text:s/>Therefore the drivers are interrupt based with callbacks when the process has finished.</text:p>
      <text:p text:style-name="Standard"/>
      <text:p text:style-name="Standard">A callback will be running at high interrupt priority so it is important to keep processing to a minimum. <text:s/>If a longer process is needed, the callback must trigger a status or flag for the work to be done in a lower priority thread.</text:p>
      <text:p text:style-name="Standard"/>
      <text:p text:style-name="Standard">There are potential problems with maintaining flags over different interrupt priority levels. <text:s/>It is therefore important to restrict where the memory is accessed from. <text:s/>In this case, all service routines involving the memory are restricted to the low priority background process.</text:p>
      <text:p text:style-name="Standard"/>
      <text:p text:style-name="Standard">The memory services are split into four separate drivers:</text:p>
      <text:list xml:id="list37715546" text:style-name="L1">
        <text:list-item>
          <text:p text:style-name="P3">I2C driver responsible for access to the I2C port. <text:s/>This driver knows nothing about the I2C device attached. <text:s/>It maintains access control between devices that wish to use I2C.</text:p>
        </text:list-item>
        <text:list-item>
          <text:p text:style-name="P3">The non-volatile memory driver is responsible for doing device specific handling. <text:s/>In the case of 24LC256, it must break data writes into page sized chunks.</text:p>
        </text:list-item>
        <text:list-item>
          <text:p text:style-name="P3">The storage driver is responsible for storing and recalling data in the correct memory location and checking it is correct.</text:p>
        </text:list-item>
        <text:list-item>
          <text:p text:style-name="P3">The data services are responsible for serialising MatrixPilot data to/from storage. <text:s/>It also </text:p>
        </text:list-item>
      </text:list>
      <text:p text:style-name="Standard"/>
      <text:p text:style-name="P1"/>
      <text:h text:style-name="Heading_20_2" text:outline-level="2">I2C driver</text:h>
      <text:p text:style-name="Standard"/>
      <text:p text:style-name="Standard">This is generalised version of the magnetometer I2C driver written by Bill Premerlani. <text:s/>The main functionality is described in I2C.h.</text:p>
      <text:p text:style-name="Standard"/>
      <text:p text:style-name="Standard">There are three main functions for I2C access which are read, write and check acknowledge.</text:p>
      <text:p text:style-name="Standard"/>
      <text:p text:style-name="Standard">Read and write take the following parameter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unsigned char command</text:p>
          </table:table-cell>
          <table:table-cell table:style-name="Table1.B1" office:value-type="string">
            <text:p text:style-name="Table_20_Contents">Single command byte specific to the device.</text:p>
          </table:table-cell>
        </table:table-row>
        <table:table-row>
          <table:table-cell table:style-name="Table1.A2" office:value-type="string">
            <text:p text:style-name="Standard">unsigned char* pcommandData,</text:p>
          </table:table-cell>
          <table:table-cell table:style-name="Table1.B2" office:value-type="string">
            <text:p text:style-name="Table_20_Contents">Command data, usually the address.</text:p>
          </table:table-cell>
        </table:table-row>
        <table:table-row>
          <table:table-cell table:style-name="Table1.A2" office:value-type="string">
            <text:p text:style-name="Standard">unsigned char* prxData,PtxData, prxData</text:p>
          </table:table-cell>
          <table:table-cell table:style-name="Table1.B2" office:value-type="string">
            <text:p text:style-name="Table_20_Contents">Data buffer from the user.</text:p>
          </table:table-cell>
        </table:table-row>
        <table:table-row>
          <table:table-cell table:style-name="Table1.A2" office:value-type="string">
            <text:p text:style-name="Standard">I2C_callbackFunc pCallback</text:p>
          </table:table-cell>
          <table:table-cell table:style-name="Table1.B2" office:value-type="string">
            <text:p text:style-name="Table_20_Contents">Pointer to callback function from the user.</text:p>
          </table:table-cell>
        </table:table-row>
        <table:table-row>
          <table:table-cell table:style-name="Table1.A2" office:value-type="string">
            <text:p text:style-name="Standard">unsigned int rxSize, txSize</text:p>
          </table:table-cell>
          <table:table-cell table:style-name="Table1.B2" office:value-type="string">
            <text:p text:style-name="Table_20_Contents">Written or read size</text:p>
          </table:table-cell>
        </table:table-row>
      </table:table>
      <text:p text:style-name="Standard"><text:soft-page-break/></text:p>
      <text:p text:style-name="Standard">The write sequence is:</text:p>
      <text:list xml:id="list37736446" text:style-name="L2">
        <text:list-item>
          <text:p text:style-name="P4">Start</text:p>
        </text:list-item>
        <text:list-item>
          <text:p text:style-name="P4">Write command byte</text:p>
        </text:list-item>
        <text:list-item>
          <text:p text:style-name="P4">Write command data</text:p>
        </text:list-item>
        <text:list-item>
          <text:p text:style-name="P4">Write data buffer of size txSize</text:p>
        </text:list-item>
        <text:list-item>
          <text:p text:style-name="P4">Stop</text:p>
        </text:list-item>
        <text:list-item>
          <text:p text:style-name="P4">Trigger callback</text:p>
          <text:p text:style-name="P4"/>
        </text:list-item>
      </text:list>
      <text:p text:style-name="Standard">The read sequence is:</text:p>
      <text:list xml:id="list37738789" text:style-name="L3">
        <text:list-item>
          <text:p text:style-name="P5">Start</text:p>
        </text:list-item>
        <text:list-item>
          <text:p text:style-name="P5">Write command byte</text:p>
        </text:list-item>
        <text:list-item>
          <text:p text:style-name="P5">Write command data</text:p>
        </text:list-item>
        <text:list-item>
          <text:p text:style-name="P5">Restart</text:p>
        </text:list-item>
        <text:list-item>
          <text:p text:style-name="P5">Write command byte with read bit set</text:p>
        </text:list-item>
        <text:list-item>
          <text:p text:style-name="P5">Read data of size rxSize</text:p>
        </text:list-item>
        <text:list-item>
          <text:p text:style-name="P5">Stop</text:p>
        </text:list-item>
        <text:list-item>
          <text:p text:style-name="P5">Trigger callback</text:p>
        </text:list-item>
      </text:list>
      <text:p text:style-name="Standard"/>
      <text:p text:style-name="Standard">The acknowledge is used to check if the device is present and is not busy writing data.</text:p>
      <text:list xml:id="list37739949" text:style-name="L4">
        <text:list-item>
          <text:p text:style-name="P6">Start</text:p>
        </text:list-item>
        <text:list-item>
          <text:p text:style-name="P6">Write command byte</text:p>
        </text:list-item>
        <text:list-item>
          <text:p text:style-name="P6">Stop</text:p>
        </text:list-item>
        <text:list-item>
          <text:p text:style-name="P6">Trigger callback</text:p>
        </text:list-item>
      </text:list>
      <text:p text:style-name="Standard"/>
      <text:p text:style-name="Standard">During all of these transactions, a busy flag is set to show that the I2C port can't be accessed by another device.</text:p>
      <text:p text:style-name="Standard"/>
      <text:p text:style-name="Standard"><text:span text:style-name="T1">NOTE:</text:span> At this time there is no device access timeout in the driver.</text:p>
      <text:p text:style-name="Standard"/>
      <text:p text:style-name="Standard"><text:span text:style-name="T1">NOTE</text:span>: The buffer passed as reference must exist in memory through the transaction. <text:s/>Local variables will disappear as the calling function exits.</text:p>
      <text:p text:style-name="Standard"/>
      <text:h text:style-name="Heading_20_2" text:outline-level="2"/>
      <text:h text:style-name="Heading_20_2" text:outline-level="2">Non-volatile memory driver – 24LC256</text:h>
      <text:p text:style-name="Standard"/>
      <text:p text:style-name="Standard">Responsible for the control data required to drive a particular device. <text:s/>Controls access through read or write sequences. </text:p>
      <text:p text:style-name="Standard"/>
      <text:p text:style-name="Standard">The non volatile memory interface has two functions which are to read/write to/from a byte buffer. <text:s/>There functions take the following parameters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unsigned char* rdBuffer, wrBuffer</text:p>
          </table:table-cell>
          <table:table-cell table:style-name="Table2.B1" office:value-type="string">
            <text:p text:style-name="Table_20_Contents">Reference to caller owned buffer</text:p>
          </table:table-cell>
        </table:table-row>
        <table:table-row>
          <table:table-cell table:style-name="Table2.A2" office:value-type="string">
            <text:p text:style-name="Standard">unsigned int rdSize, wrSize</text:p>
          </table:table-cell>
          <table:table-cell table:style-name="Table2.B2" office:value-type="string">
            <text:p text:style-name="Table_20_Contents">Number of bytes to read or write</text:p>
          </table:table-cell>
        </table:table-row>
        <table:table-row>
          <table:table-cell table:style-name="Table2.A2" office:value-type="string">
            <text:p text:style-name="Standard">NVMemory_callbackFunc pCallback</text:p>
          </table:table-cell>
          <table:table-cell table:style-name="Table2.B2" office:value-type="string">
            <text:p text:style-name="Table_20_Contents">Reference to callback function</text:p>
          </table:table-cell>
        </table:table-row>
      </table:table>
      <text:p text:style-name="Standard"/>
      <text:p text:style-name="Standard">24CL256 requires 5ms approx to complete a write cycle. <text:s/>The I2C check acknowledge function is used to check that the write cycle has completed.</text:p>
      <text:p text:style-name="Standard"><text:soft-page-break/></text:p>
      <text:p text:style-name="Standard">24LC256 has 64byte pages and write buffer. <text:s/>A write larger than 64bytes or crossing a page boundary must be split into chunks. <text:s/>The MCP24LC256_write_chunk functions checks how many bytes are left to write, limits to 64 and limits to the end of the page.</text:p>
      <text:p text:style-name="Standard"/>
      <text:p text:style-name="Standard"><text:span text:style-name="T1">Limitation</text:span>: The write cycle does not retry if it has a failure during write.</text:p>
      <text:p text:style-name="Standard"/>
      <text:p text:style-name="Standard"><text:span text:style-name="T1">NOTE:</text:span> The 24LC256 driver will not fully function without calling its service routine. <text:s/>Make sure this routine is called from the background thread only.</text:p>
      <text:p text:style-name="Standard"/>
      <text:h text:style-name="Heading_20_2" text:outline-level="2"/>
      <text:h text:style-name="Heading_20_2" text:outline-level="2">Data Storage Driver</text:h>
      <text:p text:style-name="Text_20_body"/>
      <text:p text:style-name="Text_20_body">Responsible for organising how data is read/written to the nv memory. <text:s/>Maintains a table of data areas similar to a file allocation table. <text:s/>Filenames are not supported. <text:s/>The data areas are referred to by fixed data handles.</text:p>
      <text:p text:style-name="Text_20_body"/>
      <text:p text:style-name="Text_20_body">One of the major responsibilities is to prevent one data area overwriting or another.</text:p>
      <text:p text:style-name="Text_20_body"/>
      <text:p text:style-name="Text_20_body">Different data areas can have different data types which are handled and checked in different ways.</text:p>
      <text:p text:style-name="Text_20_body"><text:span text:style-name="T1">Self Managed:</text:span> No checksum or header. <text:s/>The allocated space is the same as the requested area.</text:p>
      <text:p text:style-name="Text_20_body"><text:span text:style-name="T1">Checksummed structure</text:span>: Adds a header to the data that contains pre-amble, data handle, version and checksum. <text:s/>These are all used to verify that the </text:p>
      <text:p text:style-name="Text_20_body"><text:span text:style-name="T1">Checksummed array</text:span>: Manages an N sized array of M sized elements. <text:s/>Each element in the array has a checksum. <text:s/>This allows </text:p>
      <text:p text:style-name="Text_20_body"/>
      <text:p text:style-name="Text_20_body">Note: <text:s/>At this time, a self managed data area must be all at once. <text:s/>This can be changed to write a part.</text:p>
      <text:p text:style-name="Text_20_body"/>
      <text:p text:style-name="Text_20_body">Limitations:</text:p>
      <text:p text:style-name="Text_20_body">The data storage driver is limited to a single nv_memory device. <text:s/>Data cannot be split between several storage locations.</text:p>
      <text:p text:style-name="Text_20_body"/>
      <text:p text:style-name="Text_20_body"/>
      <text:h text:style-name="Heading_20_2" text:outline-level="2">Data Services</text:h>
      <text:p text:style-name="Text_20_body"/>
      <text:p text:style-name="Text_20_body">Serialises data to/from the MatrixPilot variables. <text:s/>Uses user defined tables that define the data to be serialised and when to do it.</text:p>
      <text:p text:style-name="Text_20_body"/>
      <text:h text:style-name="Heading_20_3" text:outline-level="3"><text:soft-page-break/>Items list</text:h>
      <text:p text:style-name="Text_20_body">A list of pointers to ram variables and the size of the variable in bytes. <text:s/>Data is serialised in list order. <text:s/>Note that a change in the list size results in a mismatch of data area size which resets all the data in that area.</text:p>
      <text:p text:style-name="Text_20_body"/>
      <text:h text:style-name="Heading_20_3" text:outline-level="3">Service table</text:h>
      <text:p text:style-name="Text_20_body">A list of items lists together with the information required to store them in the right way and at the right time. <text:s/>The table includes storage handle, data type, reference to an items list, the number of items in the list and the service/serialisation flags.</text:p>
      <text:p text:style-name="Text_20_body"/>
      <text:h text:style-name="Heading_20_3" text:outline-level="3">Serialisation flags</text:h>
      <text:p text:style-name="Text_20_body">These flags describe which items in the service table serialise when doing a load_all or store_all. <text:s/></text:p>
      <text:p text:style-name="Text_20_body"/>
      <text:h text:style-name="Heading_20_3" text:outline-level="3">Data Services Startup</text:h>
      <text:p text:style-name="Text_20_body">On startup, data services will go through the service table checking if each entry in the table has a correct data area initialized by the data storage manager. <text:s/>If not, it will request that the data storage manager creates the data area. <text:s/>After checking/creating all the data areas, it will do data reload.</text:p>
      <text:p text:style-name="Text_20_body"/>
      <text:h text:style-name="Heading_20_3" text:outline-level="3">Automatic data reload</text:h>
      <text:p text:style-name="Text_20_body">Data services automatically does a data reload at startup. <text:s/>This happens as soon as the data manager It will set the LOAD_AT_STARTUP or LOAD_AT_REBOOT flags depending on hard or soft reboot. <text:s/>The lists that you wish to be reloaded at these times must have the appropriate flags set in the table.</text:p>
      <text:p text:style-name="Text_20_body">If a data area fails to reload because it has not been initialised, data services will not attempt to serialise to working memory.</text:p>
      <text:p text:style-name="Text_20_body"/>
      <text:h text:style-name="Heading_20_3" text:outline-level="3">Serialisation callbacks (planned)</text:h>
      <text:p text:style-name="Text_20_body">There are two callbacks:</text:p>
      <text:p text:style-name="Text_20_body"><text:span text:style-name="T1">Pre serialisation callback</text:span>: Called before data has been committed to memory. <text:s/>This callback must return true/false to indicate if serialisation is to continue. <text:s/>Contains a boolean parameter indicating if <text:s/>data loading was a success. </text:p>
      <text:p text:style-name="Text_20_body"><text:span text:style-name="T1">Post serialisation callback:</text:span> Called after the data has been committed to memory.</text:p>
      <text:p text:style-name="Text_20_body"><text:span text:style-name="T1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Coleman</meta:initial-creator>
    <meta:creation-date>2012-01-21T10:31:44.43</meta:creation-date>
    <meta:generator>OpenOffice.org/3.2$Win32 OpenOffice.org_project/320m18$Build-9502</meta:generator>
    <dc:date>2012-02-13T18:56:42.31</dc:date>
    <dc:creator>Coleman Matthew</dc:creator>
    <meta:editing-duration>PT53H06M16S</meta:editing-duration>
    <meta:editing-cycles>23</meta:editing-cycles>
    <meta:document-statistic meta:table-count="2" meta:image-count="0" meta:object-count="0" meta:page-count="4" meta:paragraph-count="90" meta:word-count="1187" meta:character-count="7122"/>
  </office:meta>
</office:document-meta>
</file>